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4000000148B4F3BF8.jpg" manifest:media-type="image/jpeg"/>
  <manifest:file-entry manifest:full-path="Pictures/1000000000000014000000145466F98C.jpg" manifest:media-type="image/jpeg"/>
  <manifest:file-entry manifest:full-path="Pictures/100000000000001400000014B065C8C3.jpg" manifest:media-type="image/jpeg"/>
  <manifest:file-entry manifest:full-path="Pictures/100000000000001400000014C5948A8F.jpg" manifest:media-type="image/jpeg"/>
  <manifest:file-entry manifest:full-path="Pictures/1000000000000014000000140F9F434D.jpg" manifest:media-type="image/jpeg"/>
  <manifest:file-entry manifest:full-path="Pictures/100000000000001400000014D181705F.jpg" manifest:media-type="image/jpeg"/>
  <manifest:file-entry manifest:full-path="Pictures/10000000000000140000001467C3E3EE.jpg" manifest:media-type="image/jpeg"/>
  <manifest:file-entry manifest:full-path="Pictures/100000000000001400000014FE112FA2.jpg" manifest:media-type="image/jpeg"/>
  <manifest:file-entry manifest:full-path="Pictures/10000000000000140000001408D8E7DD.jpg" manifest:media-type="image/jpeg"/>
  <manifest:file-entry manifest:full-path="Pictures/100000000000001400000014C303E837.jpg" manifest:media-type="image/jpeg"/>
  <manifest:file-entry manifest:full-path="Pictures/100000000000001400000014CC723E13.jpg" manifest:media-type="image/jpeg"/>
  <manifest:file-entry manifest:full-path="Pictures/1000000000000014000000146576223B.jpg" manifest:media-type="image/jpeg"/>
  <manifest:file-entry manifest:full-path="Pictures/100000000000001400000014E722C928.jpg" manifest:media-type="image/jpeg"/>
  <manifest:file-entry manifest:full-path="Pictures/10000000000000140000001465A2BF28.jpg" manifest:media-type="image/jpeg"/>
  <manifest:file-entry manifest:full-path="Pictures/100000000000001400000014706965A9.jpg" manifest:media-type="image/jpeg"/>
  <manifest:file-entry manifest:full-path="Pictures/1000000000000014000000145A1F0172.jpg" manifest:media-type="image/jpeg"/>
  <manifest:file-entry manifest:full-path="Pictures/10000000000000140000001452313C39.jpg" manifest:media-type="image/jpeg"/>
  <manifest:file-entry manifest:full-path="Pictures/100000000000001400000014D0D757B4.jpg" manifest:media-type="image/jpeg"/>
  <manifest:file-entry manifest:full-path="Pictures/1000000000000014000000141DA361E1.jpg" manifest:media-type="image/jpeg"/>
  <manifest:file-entry manifest:full-path="Pictures/100000000000001400000014769E8F9F.jpg" manifest:media-type="image/jpeg"/>
  <manifest:file-entry manifest:full-path="Pictures/1000000000000014000000148AC73C44.jpg" manifest:media-type="image/jpeg"/>
  <manifest:file-entry manifest:full-path="Pictures/10000000000000140000001472158BBF.jpg" manifest:media-type="image/jpeg"/>
  <manifest:file-entry manifest:full-path="Pictures/100000000000001400000014295F3D44.jpg" manifest:media-type="image/jpeg"/>
  <manifest:file-entry manifest:full-path="Pictures/100000000000001400000014B5AF4311.jpg" manifest:media-type="image/jpeg"/>
  <manifest:file-entry manifest:full-path="Pictures/100000000000001400000014EC41486D.jpg" manifest:media-type="image/jpeg"/>
  <manifest:file-entry manifest:full-path="Pictures/100000000000001400000014B866FDE4.jpg" manifest:media-type="image/jpeg"/>
  <manifest:file-entry manifest:full-path="Pictures/100000000000001400000014B8BC26E5.jpg" manifest:media-type="image/jpeg"/>
  <manifest:file-entry manifest:full-path="Pictures/10000000000000140000001435D6CABE.jpg" manifest:media-type="image/jpeg"/>
  <manifest:file-entry manifest:full-path="Pictures/100000000000001400000014C085A3B8.jpg" manifest:media-type="image/jpeg"/>
  <manifest:file-entry manifest:full-path="Pictures/10000000000000140000001495170AC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画像" style:family="table">
      <style:table-properties style:width="17cm" table:align="margins"/>
    </style:style>
    <style:style style:name="画像.A" style:family="table-column">
      <style:table-column-properties style:column-width="2.833cm" style:rel-column-width="10922*"/>
    </style:style>
    <style:style style:name="画像.A1" style:family="table-cell">
      <style:table-cell-properties fo:padding="0.097cm" fo:border-left="0.05pt solid #000000" fo:border-right="none" fo:border-top="0.05pt solid #000000" fo:border-bottom="0.05pt solid #000000"/>
    </style:style>
    <style:style style:name="画像.F1" style:family="table-cell">
      <style:table-cell-properties fo:padding="0.097cm" fo:border="0.05pt solid #000000"/>
    </style:style>
    <style:style style:name="画像.A2" style:family="table-cell">
      <style:table-cell-properties fo:padding="0.097cm" fo:border-left="0.05pt solid #000000" fo:border-right="none" fo:border-top="none" fo:border-bottom="0.05pt solid #000000"/>
    </style:style>
    <style:style style:name="画像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0.25pt" style:font-size-asian="9pt" style:font-size-complex="10.25pt"/>
    </style:style>
    <style:style style:name="P9" style:family="paragraph" style:parent-style-name="Standard">
      <style:paragraph-properties fo:text-align="start" style:justify-single-word="false"/>
      <style:text-properties fo:font-size="14.8500003814697pt" style:font-size-asian="13pt" style:font-size-complex="14.8500003814697pt"/>
    </style:style>
    <style:style style:name="P10" style:family="paragraph" style:parent-style-name="Standard">
      <style:paragraph-properties fo:text-align="start" style:justify-single-word="false" fo:break-before="page"/>
      <style:text-properties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1"/>
      <text:p text:style-name="P1">ロボットインテリジェンス</text:p>
      <text:p text:style-name="P1">レポート課題</text:p>
      <text:p text:style-name="P1"/>
      <text:p text:style-name="P1"/>
      <text:p text:style-name="P1"/>
      <text:p text:style-name="Standard"/>
      <text:p text:style-name="Standard"/>
      <text:p text:style-name="Standard"/>
      <text:p text:style-name="P5"/>
      <text:p text:style-name="P6">機械情報工学科３年</text:p>
      <text:p text:style-name="P6">学生証番号：１４０２９０</text:p>
      <text:p text:style-name="P6">溝花弘登</text:p>
      <text:p text:style-name="P6"/>
      <text:p text:style-name="P6">協力者：林泉（１４０２８４）</text:p>
      <text:p text:style-name="P10">１．概要</text:p>
      <text:p text:style-name="P4">　レポート課題Aを選択した。このレポートでは、三層フィードフォワード型のニューラルネットを生成し、バックプロパゲーションにより学習を行った。ニューラルネットには文字を表す画像を入力し、その認識を行わせた。学習の各パラメータを変化させてシミュレートを行い、ニューラルネットの最適化について考察する。</text:p>
      <text:p text:style-name="P2"/>
      <text:p text:style-name="P2">２．前提条件</text:p>
      <text:p text:style-name="P4">・読み込む画像はA～Fの文字を表す20px*20pxの画像を各文字について5枚ずつ用意した。</text:p>
      <text:p text:style-name="P4">・画像はモノクロの濃淡画像で、各画素値は0～1の間の値で与えられる。</text:p>
      <text:p text:style-name="P4">・プログラムはc言語を用いて記述した。</text:p>
      <text:p text:style-name="P4">・ニューラルネットのニューロン数は各層ごとに、入力層と中間層は画像の画素数に等しい４００、出力層は判定する文字の種類に等しい6とした。各層間の初期結合荷重は乱数を用いて-0.5～0.5の範囲で決定され、中間層と出力層間の結合荷重は学習によって更新される。</text:p>
      <text:p text:style-name="P4">・学習にはバックプロパゲーションを用い、慣性項についても考慮する。</text:p>
      <text:p text:style-name="P4">・性能評価には教師データとの二乗平均平方根を用いる。</text:p>
      <text:p text:style-name="P2"/>
      <text:p text:style-name="P2">３．シミュレート実験</text:p>
      <text:p text:style-name="P4">作成したプログラムはレポートの末尾に貼付する。</text:p>
      <text:p text:style-name="P2">（１）認識画像</text:p>
      <text:p text:style-name="P4"><text:tab/>以下のような画像30種類を認識して6種類の文字に判定する。</text:p>
      <table:table table:name="画像" table:style-name="画像">
        <table:table-column table:style-name="画像.A" table:number-columns-repeated="6"/>
        <table:table-row>
          <table:table-cell table:style-name="画像.A1" office:value-type="string">
            <text:p text:style-name="Table_20_Contents">A</text:p>
          </table:table-cell>
          <table:table-cell table:style-name="画像.A1" office:value-type="string">
            <text:p text:style-name="Table_20_Contents"><draw:frame draw:style-name="fr1" draw:name="グラフィックス1" text:anchor-type="paragraph" svg:width="0.713cm" style:rel-width="27%" svg:height="0.711cm" style:rel-height="54%" draw:z-index="0"><draw:image xlink:href="Pictures/100000000000001400000014D181705F.jpg" xlink:type="simple" xlink:show="embed" xlink:actuate="onLoad"/></draw:frame></text:p>
          </table:table-cell>
          <table:table-cell table:style-name="画像.A1" office:value-type="string">
            <text:p text:style-name="Table_20_Contents"><draw:frame draw:style-name="fr1" draw:name="グラフィックス2" text:anchor-type="paragraph" svg:width="0.706cm" svg:height="0.706cm" draw:z-index="1"><draw:image xlink:href="Pictures/100000000000001400000014706965A9.jpg" xlink:type="simple" xlink:show="embed" xlink:actuate="onLoad"/></draw:frame></text:p>
          </table:table-cell>
          <table:table-cell table:style-name="画像.A1" office:value-type="string">
            <text:p text:style-name="Table_20_Contents"><draw:frame draw:style-name="fr1" draw:name="グラフィックス3" text:anchor-type="paragraph" svg:width="0.706cm" svg:height="0.706cm" draw:z-index="2"><draw:image xlink:href="Pictures/100000000000001400000014C5948A8F.jpg" xlink:type="simple" xlink:show="embed" xlink:actuate="onLoad"/></draw:frame></text:p>
          </table:table-cell>
          <table:table-cell table:style-name="画像.A1" office:value-type="string">
            <text:p text:style-name="Table_20_Contents"><draw:frame draw:style-name="fr1" draw:name="グラフィックス4" text:anchor-type="paragraph" svg:width="0.706cm" svg:height="0.706cm" draw:z-index="3"><draw:image xlink:href="Pictures/100000000000001400000014B866FDE4.jpg" xlink:type="simple" xlink:show="embed" xlink:actuate="onLoad"/></draw:frame></text:p>
          </table:table-cell>
          <table:table-cell table:style-name="画像.F1" office:value-type="string">
            <text:p text:style-name="Table_20_Contents"><draw:frame draw:style-name="fr1" draw:name="グラフィックス5" text:anchor-type="paragraph" svg:width="0.706cm" svg:height="0.706cm" draw:z-index="4"><draw:image xlink:href="Pictures/1000000000000014000000141DA361E1.jpg" xlink:type="simple" xlink:show="embed" xlink:actuate="onLoad"/></draw:frame></text:p>
          </table:table-cell>
        </table:table-row>
        <table:table-row>
          <table:table-cell table:style-name="画像.A2" office:value-type="string">
            <text:p text:style-name="Table_20_Contents">B</text:p>
          </table:table-cell>
          <table:table-cell table:style-name="画像.A2" office:value-type="string">
            <text:p text:style-name="Table_20_Contents"><draw:frame draw:style-name="fr1" draw:name="グラフィックス6" text:anchor-type="paragraph" svg:width="0.706cm" svg:height="0.706cm" draw:z-index="5"><draw:image xlink:href="Pictures/100000000000001400000014B065C8C3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7" text:anchor-type="paragraph" svg:width="0.706cm" svg:height="0.706cm" draw:z-index="6"><draw:image xlink:href="Pictures/100000000000001400000014B8BC26E5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8" text:anchor-type="paragraph" svg:width="0.706cm" svg:height="0.706cm" draw:z-index="7"><draw:image xlink:href="Pictures/1000000000000014000000145A1F0172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9" text:anchor-type="paragraph" svg:width="0.706cm" svg:height="0.706cm" draw:z-index="8"><draw:image xlink:href="Pictures/1000000000000014000000146576223B.jpg" xlink:type="simple" xlink:show="embed" xlink:actuate="onLoad"/></draw:frame></text:p>
          </table:table-cell>
          <table:table-cell table:style-name="画像.F2" office:value-type="string">
            <text:p text:style-name="Table_20_Contents"><draw:frame draw:style-name="fr1" draw:name="グラフィックス10" text:anchor-type="paragraph" svg:width="0.706cm" svg:height="0.706cm" draw:z-index="9"><draw:image xlink:href="Pictures/100000000000001400000014D0D757B4.jpg" xlink:type="simple" xlink:show="embed" xlink:actuate="onLoad"/></draw:frame></text:p>
          </table:table-cell>
        </table:table-row>
        <table:table-row>
          <table:table-cell table:style-name="画像.A2" office:value-type="string">
            <text:p text:style-name="Table_20_Contents">C</text:p>
          </table:table-cell>
          <table:table-cell table:style-name="画像.A2" office:value-type="string">
            <text:p text:style-name="Table_20_Contents"><draw:frame draw:style-name="fr1" draw:name="グラフィックス11" text:anchor-type="paragraph" svg:width="0.706cm" svg:height="0.706cm" draw:z-index="10"><draw:image xlink:href="Pictures/10000000000000140000001467C3E3EE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12" text:anchor-type="paragraph" svg:width="0.706cm" svg:height="0.706cm" draw:z-index="11"><draw:image xlink:href="Pictures/10000000000000140000001472158BBF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13" text:anchor-type="paragraph" svg:width="0.706cm" svg:height="0.706cm" draw:z-index="12"><draw:image xlink:href="Pictures/10000000000000140000001495170ACC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14" text:anchor-type="paragraph" svg:width="0.706cm" svg:height="0.706cm" draw:z-index="13"><draw:image xlink:href="Pictures/100000000000001400000014B5AF4311.jpg" xlink:type="simple" xlink:show="embed" xlink:actuate="onLoad"/></draw:frame></text:p>
          </table:table-cell>
          <table:table-cell table:style-name="画像.F2" office:value-type="string">
            <text:p text:style-name="Table_20_Contents"><draw:frame draw:style-name="fr1" draw:name="グラフィックス15" text:anchor-type="paragraph" svg:width="0.706cm" svg:height="0.706cm" draw:z-index="14"><draw:image xlink:href="Pictures/10000000000000140000001465A2BF28.jpg" xlink:type="simple" xlink:show="embed" xlink:actuate="onLoad"/></draw:frame></text:p>
          </table:table-cell>
        </table:table-row>
        <table:table-row>
          <table:table-cell table:style-name="画像.A2" office:value-type="string">
            <text:p text:style-name="Table_20_Contents">D</text:p>
          </table:table-cell>
          <table:table-cell table:style-name="画像.A2" office:value-type="string">
            <text:p text:style-name="Table_20_Contents"><draw:frame draw:style-name="fr1" draw:name="グラフィックス16" text:anchor-type="paragraph" svg:width="0.706cm" svg:height="0.706cm" draw:z-index="15"><draw:image xlink:href="Pictures/1000000000000014000000148AC73C44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17" text:anchor-type="paragraph" svg:width="0.706cm" svg:height="0.706cm" draw:z-index="16"><draw:image xlink:href="Pictures/100000000000001400000014EC41486D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18" text:anchor-type="paragraph" svg:width="0.706cm" svg:height="0.706cm" draw:z-index="17"><draw:image xlink:href="Pictures/100000000000001400000014FE112FA2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19" text:anchor-type="paragraph" svg:width="0.706cm" svg:height="0.706cm" draw:z-index="18"><draw:image xlink:href="Pictures/100000000000001400000014CC723E13.jpg" xlink:type="simple" xlink:show="embed" xlink:actuate="onLoad"/></draw:frame></text:p>
          </table:table-cell>
          <table:table-cell table:style-name="画像.F2" office:value-type="string">
            <text:p text:style-name="Table_20_Contents"><draw:frame draw:style-name="fr1" draw:name="グラフィックス20" text:anchor-type="paragraph" svg:width="0.706cm" svg:height="0.706cm" draw:z-index="19"><draw:image xlink:href="Pictures/100000000000001400000014295F3D44.jpg" xlink:type="simple" xlink:show="embed" xlink:actuate="onLoad"/></draw:frame></text:p>
          </table:table-cell>
        </table:table-row>
        <table:table-row>
          <table:table-cell table:style-name="画像.A2" office:value-type="string">
            <text:p text:style-name="Table_20_Contents">E</text:p>
          </table:table-cell>
          <table:table-cell table:style-name="画像.A2" office:value-type="string">
            <text:p text:style-name="Table_20_Contents"><draw:frame draw:style-name="fr1" draw:name="グラフィックス21" text:anchor-type="paragraph" svg:width="0.706cm" svg:height="0.706cm" draw:z-index="20"><draw:image xlink:href="Pictures/10000000000000140000001408D8E7DD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22" text:anchor-type="paragraph" svg:width="0.706cm" svg:height="0.706cm" draw:z-index="21"><draw:image xlink:href="Pictures/100000000000001400000014C085A3B8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23" text:anchor-type="paragraph" svg:width="0.706cm" svg:height="0.706cm" draw:z-index="22"><draw:image xlink:href="Pictures/100000000000001400000014C303E837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24" text:anchor-type="paragraph" svg:width="0.706cm" svg:height="0.706cm" draw:z-index="23"><draw:image xlink:href="Pictures/100000000000001400000014769E8F9F.jpg" xlink:type="simple" xlink:show="embed" xlink:actuate="onLoad"/></draw:frame></text:p>
          </table:table-cell>
          <table:table-cell table:style-name="画像.F2" office:value-type="string">
            <text:p text:style-name="Table_20_Contents"><draw:frame draw:style-name="fr1" draw:name="グラフィックス25" text:anchor-type="paragraph" svg:width="0.706cm" svg:height="0.706cm" draw:z-index="24"><draw:image xlink:href="Pictures/10000000000000140000001452313C39.jpg" xlink:type="simple" xlink:show="embed" xlink:actuate="onLoad"/></draw:frame></text:p>
          </table:table-cell>
        </table:table-row>
        <table:table-row>
          <table:table-cell table:style-name="画像.A2" office:value-type="string">
            <text:p text:style-name="Table_20_Contents">F</text:p>
          </table:table-cell>
          <table:table-cell table:style-name="画像.A2" office:value-type="string">
            <text:p text:style-name="Table_20_Contents"><draw:frame draw:style-name="fr1" draw:name="グラフィックス26" text:anchor-type="paragraph" svg:width="0.706cm" svg:height="0.706cm" draw:z-index="25"><draw:image xlink:href="Pictures/1000000000000014000000145466F98C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27" text:anchor-type="paragraph" svg:width="0.706cm" svg:height="0.706cm" draw:z-index="26"><draw:image xlink:href="Pictures/1000000000000014000000140F9F434D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28" text:anchor-type="paragraph" svg:width="0.706cm" svg:height="0.706cm" draw:z-index="27"><draw:image xlink:href="Pictures/1000000000000014000000148B4F3BF8.jpg" xlink:type="simple" xlink:show="embed" xlink:actuate="onLoad"/></draw:frame></text:p>
          </table:table-cell>
          <table:table-cell table:style-name="画像.A2" office:value-type="string">
            <text:p text:style-name="Table_20_Contents"><draw:frame draw:style-name="fr1" draw:name="グラフィックス29" text:anchor-type="paragraph" svg:width="0.706cm" svg:height="0.706cm" draw:z-index="28"><draw:image xlink:href="Pictures/10000000000000140000001435D6CABE.jpg" xlink:type="simple" xlink:show="embed" xlink:actuate="onLoad"/></draw:frame></text:p>
          </table:table-cell>
          <table:table-cell table:style-name="画像.F2" office:value-type="string">
            <text:p text:style-name="Table_20_Contents"><draw:frame draw:style-name="fr1" draw:name="グラフィックス30" text:anchor-type="paragraph" svg:width="0.706cm" svg:height="0.706cm" draw:z-index="29"><draw:image xlink:href="Pictures/100000000000001400000014E722C928.jpg" xlink:type="simple" xlink:show="embed" xlink:actuate="onLoad"/></draw:frame></text:p>
          </table:table-cell>
        </table:table-row>
      </table:table>
      <text:p text:style-name="P2"/>
      <text:p text:style-name="P10">（２）パラメータ</text:p>
      <text:p text:style-name="P4">・ノイズd : 画像読み込みの際のノイズ。d％の割合で画素値が乱数値に書き換えられる。</text:p>
      <text:p text:style-name="P4">・ゲインalpha : 各ニューロンの出力値を計算する際のシグモイド関数のゲイン。今回は常に1にした。</text:p>
      <text:p text:style-name="P4">・学習係数eta</text:p>
      <text:p text:style-name="P4">・慣性係数mu</text:p>
      <text:p text:style-name="P4">・学習打ち切り回数num_learn : 画像の種類（３０）×num_learn回学習を行う。</text:p>
      <text:p text:style-name="P2"/>
      <text:p text:style-name="P2">（３）結果（d=0, eta=0.05, mu=0.150の場合）</text:p>
      <text:p text:style-name="P4">[1]</text:p>
      <text:p text:style-name="P3">num_learn = 10</text:p>
      <text:p text:style-name="P3">A1.jpg <text:s/>y = 0.442 0.057 0.050 0.092 0.079 0.000 <text:s/>err = -0.558 0.057 0.050 0.092 0.079 0.000 <text:s/>correct</text:p>
      <text:p text:style-name="P3">B1.jpg <text:s/>y = 0.017 0.079 0.044 0.046 0.045 0.000 <text:s/>err = 0.017 -0.921 0.044 0.046 0.045 0.000 <text:s/>correct</text:p>
      <text:p text:style-name="P3">C1.jpg <text:s/>y = 0.049 0.036 0.045 0.175 0.129 0.000 <text:s/>err = 0.049 0.036 -0.955 0.175 0.129 0.000 error</text:p>
      <text:p text:style-name="P3">D1.jpg <text:s/>y = 0.048 0.021 0.147 0.739 0.108 0.000 <text:s/>err = 0.048 0.021 0.147 -0.261 0.108 0.000 <text:s/>correct</text:p>
      <text:p text:style-name="P3">E1.jpg <text:s/>y = 0.063 0.251 0.063 0.030 0.426 0.000 <text:s/>err = 0.063 0.251 0.063 0.030 -0.574 0.000 <text:s/>correct</text:p>
      <text:p text:style-name="P3">F1.jpg <text:s/>y = 0.095 0.093 0.019 0.038 0.252 0.000 <text:s/>err = 0.095 0.093 0.019 0.038 0.252 -1.000 error</text:p>
      <text:p text:style-name="P3">A2.jpg <text:s/>y = 0.458 0.056 0.091 0.088 0.052 0.000 <text:s/>err = -0.542 0.056 0.091 0.088 0.052 0.000 <text:s/>correct</text:p>
      <text:p text:style-name="P3">B2.jpg <text:s/>y = 0.051 0.051 0.091 0.148 0.157 0.000 <text:s/>err = 0.051 -0.949 0.091 0.148 0.157 0.000 error</text:p>
      <text:p text:style-name="P3">C2.jpg <text:s/>y = 0.037 0.033 0.108 0.164 0.077 0.000 <text:s/>err = 0.037 0.033 -0.892 0.164 0.077 0.000 error</text:p>
      <text:p text:style-name="P3">D2.jpg <text:s/>y = 0.020 0.056 0.062 0.198 0.083 0.000 <text:s/>err = 0.020 0.056 0.062 -0.802 0.083 0.000 <text:s/>correct</text:p>
      <text:p text:style-name="P3">E2.jpg <text:s/>y = 0.044 0.105 0.026 0.045 0.184 0.000 <text:s/>err = 0.044 0.105 0.026 0.045 -0.816 0.000 <text:s/>correct</text:p>
      <text:p text:style-name="P3">F2.jpg <text:s/>y = 0.037 0.134 0.033 0.073 0.064 0.000 <text:s/>err = 0.037 0.134 0.033 0.073 0.064 -1.000 error</text:p>
      <text:p text:style-name="P3">A3.jpg <text:s/>y = 0.738 0.071 0.038 0.034 0.056 0.000 <text:s/>err = -0.262 0.071 0.038 0.034 0.056 0.000 <text:s/>correct</text:p>
      <text:p text:style-name="P3">B3.jpg <text:s/>y = 0.037 0.118 0.132 0.105 0.066 0.000 <text:s/>err = 0.037 -0.882 0.132 0.105 0.066 0.000 error</text:p>
      <text:p text:style-name="P3">C3.jpg <text:s/>y = 0.041 0.027 0.028 0.311 0.112 0.000 <text:s/>err = 0.041 0.027 -0.972 0.311 0.112 0.000 error</text:p>
      <text:p text:style-name="P3">D3.jpg <text:s/>y = 0.027 0.009 0.187 0.833 0.081 0.000 <text:s/>err = 0.027 0.009 0.187 -0.167 0.081 0.000 <text:s/>correct</text:p>
      <text:p text:style-name="P3">E3.jpg <text:s/>y = 0.064 0.004 0.070 0.203 0.147 0.000 <text:s/>err = 0.064 0.004 0.070 0.203 -0.853 0.000 error</text:p>
      <text:p text:style-name="P3">F3.jpg <text:s/>y = 0.027 0.124 0.018 0.084 0.046 0.000 <text:s/>err = 0.027 0.124 0.018 0.084 0.046 -1.000 error</text:p>
      <text:p text:style-name="P3">A4.jpg <text:s/>y = 0.427 0.076 0.065 0.036 0.059 0.000 <text:s/>err = -0.573 0.076 0.065 0.036 0.059 0.000 <text:s/>correct</text:p>
      <text:p text:style-name="P3">B4.jpg <text:s/>y = 0.047 0.077 0.078 0.110 0.113 0.000 <text:s/>err = 0.047 -0.923 0.078 0.110 0.113 0.000 error</text:p>
      <text:p text:style-name="P3">C4.jpg <text:s/>y = 0.042 0.031 0.095 0.125 0.099 0.000 <text:s/>err = 0.042 0.031 -0.905 0.125 0.099 0.000 error</text:p>
      <text:p text:style-name="P3">D4.jpg <text:s/>y = 0.032 0.008 0.206 0.831 0.087 0.000 <text:s/>err = 0.032 0.008 0.206 -0.169 0.087 0.000 <text:s/>correct</text:p>
      <text:p text:style-name="P3">E4.jpg <text:s/>y = 0.049 0.222 0.019 0.119 0.587 0.000 <text:s/>err = 0.049 0.222 0.019 0.119 -0.413 0.000 <text:s/>correct</text:p>
      <text:p text:style-name="P3">F4.jpg <text:s/>y = 0.021 0.073 0.024 0.140 0.116 0.000 <text:s/>err = 0.021 0.073 0.024 0.140 0.116 -1.000 error</text:p>
      <text:p text:style-name="P3">A5.jpg <text:s/>y = 0.677 0.071 0.127 0.040 0.062 0.000 <text:s/>err = -0.323 0.071 0.127 0.040 0.062 0.000 <text:s/>correct</text:p>
      <text:p text:style-name="P3">B5.jpg <text:s/>y = 0.154 0.070 0.097 0.069 0.317 0.000 <text:s/>err = 0.154 -0.930 0.097 0.069 0.317 0.000 error</text:p>
      <text:p text:style-name="P3">C5.jpg <text:s/>y = 0.033 0.037 0.045 0.147 0.270 0.000 <text:s/>err = 0.033 0.037 -0.955 0.147 0.270 0.000 error</text:p>
      <text:p text:style-name="P3">D5.jpg <text:s/>y = 0.100 0.012 0.099 0.754 0.191 0.000 <text:s/>err = 0.100 0.012 0.099 -0.246 0.191 0.000 <text:s/>correct</text:p>
      <text:p text:style-name="P3">E5.jpg <text:s/>y = 0.143 0.126 0.024 0.039 0.724 0.000 <text:s/>err = 0.143 0.126 0.024 0.039 -0.276 0.000 <text:s/>correct</text:p>
      <text:p text:style-name="P3">F5.jpg <text:s/>y = 0.031 0.093 0.018 0.156 0.152 0.000 <text:s/>err = 0.031 0.093 0.018 0.156 0.152 -1.000 error</text:p>
      <text:p text:style-name="P3">Erms = 0.002415</text:p>
      <text:p text:style-name="P3">correct answers rate = 15 / 30</text:p>
      <text:p text:style-name="P3"/>
      <text:p text:style-name="P4">[2]※以下はパラメータと誤差評価関数の値、正解判定数のみ記す。</text:p>
      <text:p text:style-name="P3">num_learn = 30</text:p>
      <text:p text:style-name="P3">Erms = 0.000447</text:p>
      <text:p text:style-name="P3">correct answers rate = 30 / 30</text:p>
      <text:p text:style-name="P3"/>
      <text:p text:style-name="P4">[3]</text:p>
      <text:p text:style-name="P3">num_learn = 50</text:p>
      <text:p text:style-name="P3">Erms = 0.000164</text:p>
      <text:p text:style-name="P3">correct answers rate = 30 / 30</text:p>
      <text:p text:style-name="P3">※Ermsは誤差評価関数</text:p>
      <text:p text:style-name="P3"><text:soft-page-break/>[4]</text:p>
      <text:p text:style-name="P3">num_learn = 200</text:p>
      <text:p text:style-name="P3">Erms = 0.000016</text:p>
      <text:p text:style-name="P3">correct answers rate = 30 / 30</text:p>
      <text:p text:style-name="P3"/>
      <text:p text:style-name="P2">（4）結果（num_learn=30, eta=0.05, mu=0.150の場合）</text:p>
      <text:p text:style-name="P7">[1]</text:p>
      <text:p text:style-name="P3">d = 5</text:p>
      <text:p text:style-name="P3">Erms = 0.000470</text:p>
      <text:p text:style-name="P3">correct answers rate = 30 / 30</text:p>
      <text:p text:style-name="P7">[2]</text:p>
      <text:p text:style-name="P3">d = 15</text:p>
      <text:p text:style-name="P3">Erms = 0.000753</text:p>
      <text:p text:style-name="P3">correct answers rate = 15 / 30</text:p>
      <text:p text:style-name="P7">[3]</text:p>
      <text:p text:style-name="P3">d = 20</text:p>
      <text:p text:style-name="P3">Erms = 0.000873</text:p>
      <text:p text:style-name="P3">correct answers rate = 12 / 30</text:p>
      <text:p text:style-name="P2"/>
      <text:p text:style-name="P2">（5）結果（ノイズ耐性の検証）</text:p>
      <text:p text:style-name="P7">[1]</text:p>
      <text:p text:style-name="P3">d = 25</text:p>
      <text:p text:style-name="P3">eta = 0.050</text:p>
      <text:p text:style-name="P3">mu = 0.150</text:p>
      <text:p text:style-name="P3">num_learn = 60</text:p>
      <text:p text:style-name="P3">Erms = 0.000359</text:p>
      <text:p text:style-name="P3">correct answers rate = 23 / 30</text:p>
      <text:p text:style-name="P7">[2]</text:p>
      <text:p text:style-name="P3">d = 25</text:p>
      <text:p text:style-name="P3">eta = 0.050</text:p>
      <text:p text:style-name="P3">mu = 0.150</text:p>
      <text:p text:style-name="P3">num_learn = 100</text:p>
      <text:p text:style-name="P3">Erms = 0.000129</text:p>
      <text:p text:style-name="P3">correct answers rate = 29 / 30</text:p>
      <text:p text:style-name="P7">[3]</text:p>
      <text:p text:style-name="P3">d = 25</text:p>
      <text:p text:style-name="P3">eta = 0.050</text:p>
      <text:p text:style-name="P3">mu = 0.300</text:p>
      <text:p text:style-name="P3">num_learn = 30</text:p>
      <text:p text:style-name="P3">Erms = 0.000721</text:p>
      <text:p text:style-name="P3">correct answers rate = 17 / 30</text:p>
      <text:p text:style-name="P7">[4]</text:p>
      <text:p text:style-name="P3">d = 25</text:p>
      <text:p text:style-name="P3">eta = 0.050</text:p>
      <text:p text:style-name="P3">mu = 0.500</text:p>
      <text:p text:style-name="P3">num_learn = 30</text:p>
      <text:p text:style-name="P3">Erms = 0.000684</text:p>
      <text:p text:style-name="P3">correct answers rate = 21 / 30</text:p>
      <text:p text:style-name="P9"/>
      <text:p text:style-name="P9">4．考察</text:p>
      <text:p text:style-name="P7">　ノイズがない場合のシミュレートでは、学習打ち切り回数を大きくするにしたがって精度が向上した。正しい画<text:soft-page-break/>像認識を行うためには、num_learn=30で十分である。num_learn = 200まで実験したが、過学習は起きなかった。</text:p>
      <text:p text:style-name="P7">　ノイズがある場合では、ノイズが増えるにしたがって性能が低下し、d=25では半分以上の判定が間違いとなった。</text:p>
      <text:p text:style-name="P7">　ノイズ耐性の要因としては、学習打ち切り回数と慣性係数が考えられる。打ち切り回数が多くなるほど、ノイズの効果が打ち消され、正しいデータによる結果に近づくと考えられる。また、慣性係数が大きくなれば、概ね正しいデータの効果が次回の学習にも持ち越される。これにより、次回の学習でのノイズの効果を軽減できると考えられる。3.(5)の結果はこの考察を裏付けるものである。</text:p>
      <text:p text:style-name="P7"/>
      <text:p text:style-name="P2">５．プログラム</text:p>
      <text:p text:style-name="P8"/>
      <text:p text:style-name="P8">/*==================================================</text:p>
      <text:p text:style-name="P8"><text:s/>This program makes three layer feedforward neural network model </text:p>
      <text:p text:style-name="P8">and enhance it by BP Algorithm.</text:p>
      <text:p text:style-name="P8">neural network is consist of follow variables.</text:p>
      <text:p text:style-name="P8">the value of neurons in input layer <text:s text:c="12"/>: vector x1</text:p>
      <text:p text:style-name="P8">the value of neurons in middle layer <text:s text:c="11"/>: vector x2</text:p>
      <text:p text:style-name="P8">the value of neurons in <text:s/>output layer <text:s text:c="10"/>: vector y</text:p>
      <text:p text:style-name="P8">synaptic weight between input and middle layer <text:s/>: vector w1</text:p>
      <text:p text:style-name="P8">synaptic weight between middle and output layer : vector w2</text:p>
      <text:p text:style-name="P8">====================================================*/</text:p>
      <text:p text:style-name="P8"/>
      <text:p text:style-name="P8">/*-- include --*/</text:p>
      <text:p text:style-name="P8">#include &lt;stdio.h&gt;</text:p>
      <text:p text:style-name="P8">#include &lt;cv.h&gt;</text:p>
      <text:p text:style-name="P8">#include &lt;highgui.h&gt;</text:p>
      <text:p text:style-name="P8">#include &lt;math.h&gt;</text:p>
      <text:p text:style-name="P8">#include &lt;stdlib.h&gt;</text:p>
      <text:p text:style-name="P8">#include &lt;time.h&gt;</text:p>
      <text:p text:style-name="P8"/>
      <text:p text:style-name="P8">/*-- define --*/</text:p>
      <text:p text:style-name="P8">#define N 400 <text:s text:c="2"/>//image size</text:p>
      <text:p text:style-name="P8">#define n_type 6 <text:s/>//the number of image type</text:p>
      <text:p text:style-name="P8">#define d 25 <text:s text:c="4"/>//noise in input images</text:p>
      <text:p text:style-name="P8">#define alpha 1.0 //gain</text:p>
      <text:p text:style-name="P8">#define eta 0.05 //learning rate</text:p>
      <text:p text:style-name="P8">#define mu 0.5 //inertia factor</text:p>
      <text:p text:style-name="P8">#define num_image 5 //the number of images of each letter</text:p>
      <text:p text:style-name="P8">#define num_learn 30 //the number of learning</text:p>
      <text:p text:style-name="P8"/>
      <text:p text:style-name="P8">/*-- grobal variables --*/</text:p>
      <text:p text:style-name="P8">double w1[N][N];</text:p>
      <text:p text:style-name="P8">double w2[N][n_type];</text:p>
      <text:p text:style-name="P8">double delta_w2[N][n_type];</text:p>
      <text:p text:style-name="P8">double Erms = 0.0;</text:p>
      <text:p text:style-name="P8"/>
      <text:p text:style-name="P8"/>
      <text:p text:style-name="P8">/*--------------------------------------------------</text:p>
      <text:p text:style-name="P8"><text:soft-page-break/>read_img function </text:p>
      <text:p text:style-name="P8"><text:s/>- read 20x20 input image "name" and convert into gray image</text:p>
      <text:p text:style-name="P8"><text:s text:c="3"/>then put image data into q <text:s/></text:p>
      <text:p text:style-name="P8">----------------------------------------------------*/ </text:p>
      <text:p text:style-name="P8">int read_img(double *q,char *name){</text:p>
      <text:p text:style-name="P8"><text:s text:c="2"/>IplImage *img;</text:p>
      <text:p text:style-name="P8"><text:s text:c="2"/>IplImage *gray;</text:p>
      <text:p text:style-name="P8"><text:s text:c="2"/>int x,y;</text:p>
      <text:p text:style-name="P8"><text:s text:c="2"/>unsigned int p;</text:p>
      <text:p text:style-name="P8"><text:s text:c="2"/>int noise;</text:p>
      <text:p text:style-name="P8"/>
      <text:p text:style-name="P8"><text:s text:c="2"/>img = cvLoadImage(name, CV_LOAD_IMAGE_COLOR);</text:p>
      <text:p text:style-name="P8"><text:s text:c="2"/>if(img == NULL){</text:p>
      <text:p text:style-name="P8"><text:s text:c="4"/>fprintf(stderr, "couldn't read image!");</text:p>
      <text:p text:style-name="P8"><text:s text:c="4"/>return 1;</text:p>
      <text:p text:style-name="P8"><text:s text:c="2"/>}</text:p>
      <text:p text:style-name="P8"/>
      <text:p text:style-name="P8"><text:s text:c="2"/>gray = cvCreateImage(cvGetSize(img), IPL_DEPTH_8U, 1);</text:p>
      <text:p text:style-name="P8"><text:s text:c="2"/>cvCvtColor(img, gray, CV_BGR2GRAY);</text:p>
      <text:p text:style-name="P8"/>
      <text:p text:style-name="P8"><text:s text:c="2"/>for(y = 0; y &lt; gray-&gt;height; y++){</text:p>
      <text:p text:style-name="P8"><text:s text:c="4"/>for(x = 0; x &lt; gray-&gt;width; x++){</text:p>
      <text:p text:style-name="P8"><text:s text:c="6"/>p = (int)(unsigned char)gray-&gt;imageData[gray-&gt;widthStep*y + x];</text:p>
      <text:p text:style-name="P8"><text:s text:c="6"/>noise = rand() % 100;</text:p>
      <text:p text:style-name="P8"><text:s text:c="6"/>if(noise &lt; d){</text:p>
      <text:p text:style-name="P8"><text:tab/>p = ((rand() % 255) + 1);</text:p>
      <text:p text:style-name="P8"><text:s text:c="6"/>}</text:p>
      <text:p text:style-name="P8"><text:s text:c="6"/>q[y*gray-&gt;width + x] = p/255.0;</text:p>
      <text:p text:style-name="P8"><text:s text:c="4"/>}</text:p>
      <text:p text:style-name="P8"><text:s text:c="2"/>}</text:p>
      <text:p text:style-name="P8"><text:s text:c="2"/>cvReleaseImage(&amp;img);</text:p>
      <text:p text:style-name="P8"><text:s text:c="2"/>cvReleaseImage(&amp;gray);</text:p>
      <text:p text:style-name="P8"><text:s text:c="2"/>return 0;</text:p>
      <text:p text:style-name="P8"/>
      <text:p text:style-name="P8">}</text:p>
      <text:p text:style-name="P8"/>
      <text:p text:style-name="P8"/>
      <text:p text:style-name="P8">/*--------------------------------------------------</text:p>
      <text:p text:style-name="P8">init_w function</text:p>
      <text:p text:style-name="P8"><text:s/>- Initialize w1 and w2 by random score (-0.5 ~ 0.5)</text:p>
      <text:p text:style-name="P8">--------------------------------------------------*/</text:p>
      <text:p text:style-name="P8">void init_w(){</text:p>
      <text:p text:style-name="P8"><text:s text:c="2"/>int i,j,k;</text:p>
      <text:p text:style-name="P8"><text:s text:c="2"/>for (i = 0; i &lt; N; i++){</text:p>
      <text:p text:style-name="P8"><text:s text:c="4"/>for (j = 0; j &lt; N; j++){</text:p>
      <text:p text:style-name="P8"><text:s text:c="6"/>w1[i][j] = ((double)rand() / RAND_MAX) - 0.5;</text:p>
      <text:p text:style-name="P8"><text:s text:c="4"/>}</text:p>
      <text:p text:style-name="P8"><text:s text:c="4"/>for(k = 0; k &lt; n_type; k++){</text:p>
      <text:p text:style-name="P8"><text:s text:c="6"/>w2[i][k] = ((double)rand() / RAND_MAX) - 0.5;</text:p>
      <text:p text:style-name="P8"><text:soft-page-break/><text:s text:c="6"/>delta_w2[i][k] = 0.0;</text:p>
      <text:p text:style-name="P8"><text:s text:c="4"/>}</text:p>
      <text:p text:style-name="P8"><text:s text:c="2"/>}</text:p>
      <text:p text:style-name="P8">}</text:p>
      <text:p text:style-name="P8"/>
      <text:p text:style-name="P8"/>
      <text:p text:style-name="P8">/*--------------------------------------------------</text:p>
      <text:p text:style-name="P8">calc_y function</text:p>
      <text:p text:style-name="P8"><text:s/>- calculate x1, x2, y </text:p>
      <text:p text:style-name="P8">--------------------------------------------------*/</text:p>
      <text:p text:style-name="P8">void calc_y(double *q, double *x1, double *x2, double *y){</text:p>
      <text:p text:style-name="P8"><text:s text:c="2"/>int i,j;</text:p>
      <text:p text:style-name="P8"/>
      <text:p text:style-name="P8"><text:s text:c="2"/>//input layer</text:p>
      <text:p text:style-name="P8"><text:s text:c="2"/>for (i = 0; i &lt; N; i++){</text:p>
      <text:p text:style-name="P8"><text:s text:c="4"/>x1[i] = q[i];</text:p>
      <text:p text:style-name="P8"><text:s text:c="2"/>}</text:p>
      <text:p text:style-name="P8"/>
      <text:p text:style-name="P8"><text:s text:c="2"/>//middle layer</text:p>
      <text:p text:style-name="P8"><text:s text:c="2"/>for (i = 0; i &lt; N; i++){</text:p>
      <text:p text:style-name="P8"><text:s text:c="4"/>for (j = 0; j &lt; N; j++){</text:p>
      <text:p text:style-name="P8"><text:s text:c="6"/>if (j == 0){</text:p>
      <text:p text:style-name="P8"><text:tab/>x2[i] = x1[j] * w1[j][i];</text:p>
      <text:p text:style-name="P8"><text:s text:c="6"/>} else {</text:p>
      <text:p text:style-name="P8"><text:tab/>x2[i] += x1[j] * w1[j][i];</text:p>
      <text:p text:style-name="P8"><text:s text:c="6"/>}</text:p>
      <text:p text:style-name="P8"><text:s text:c="4"/>}</text:p>
      <text:p text:style-name="P8"><text:s text:c="4"/>x2[i] = 1.0 / (1.0 + exp(-alpha * x2[i]));</text:p>
      <text:p text:style-name="P8"><text:s text:c="2"/>}</text:p>
      <text:p text:style-name="P8"/>
      <text:p text:style-name="P8"><text:s text:c="2"/>//output layer</text:p>
      <text:p text:style-name="P8"><text:s text:c="2"/>for (i = 0; i &lt; n_type; i++){</text:p>
      <text:p text:style-name="P8"><text:s text:c="4"/>for (j = 0; j &lt; N; j++){</text:p>
      <text:p text:style-name="P8"><text:s text:c="6"/>if(j == 0){</text:p>
      <text:p text:style-name="P8"><text:tab/>y[i] = x2[j] * w2[j][i];</text:p>
      <text:p text:style-name="P8"><text:s text:c="6"/>} else {</text:p>
      <text:p text:style-name="P8"><text:s text:c="7"/><text:tab/>y[i] += x2[j] * w2[j][i];</text:p>
      <text:p text:style-name="P8"><text:s text:c="6"/>}</text:p>
      <text:p text:style-name="P8"><text:s text:c="4"/>}</text:p>
      <text:p text:style-name="P8"><text:s text:c="4"/>y[i] = 1.0 / (1.0 + exp(-alpha * y[i]));</text:p>
      <text:p text:style-name="P8"><text:s text:c="2"/>}</text:p>
      <text:p text:style-name="P8"/>
      <text:p text:style-name="P8"><text:s text:c="2"/>printf("y <text:s text:c="2"/>= ");</text:p>
      <text:p text:style-name="P8"><text:s text:c="2"/>for (i = 0; i &lt; n_type; i++){</text:p>
      <text:p text:style-name="P8"><text:s text:c="4"/>printf("%4.3lf ", y[i]);</text:p>
      <text:p text:style-name="P8"><text:s text:c="2"/>}</text:p>
      <text:p text:style-name="P8"><text:s text:c="2"/>printf("\n");</text:p>
      <text:p text:style-name="P8">}</text:p>
      <text:p text:style-name="P8"/>
      <text:p text:style-name="P8"><text:soft-page-break/></text:p>
      <text:p text:style-name="P8">/*--------------------------------------------------</text:p>
      <text:p text:style-name="P8">calc_err function</text:p>
      <text:p text:style-name="P8"><text:s/>- calculate error </text:p>
      <text:p text:style-name="P8">--------------------------------------------------*/</text:p>
      <text:p text:style-name="P8">void calc_err(double *y, double *y_ans, double *err){</text:p>
      <text:p text:style-name="P8"><text:s text:c="2"/>int i;</text:p>
      <text:p text:style-name="P8"><text:s text:c="2"/>for (i = 0; i &lt; n_type; i++){</text:p>
      <text:p text:style-name="P8"><text:s text:c="4"/>err[i] = y[i] - y_ans[i];</text:p>
      <text:p text:style-name="P8"><text:s text:c="4"/>Erms += err[i] * err[i];</text:p>
      <text:p text:style-name="P8"><text:s text:c="2"/>}</text:p>
      <text:p text:style-name="P8"><text:s text:c="2"/></text:p>
      <text:p text:style-name="P8"><text:s text:c="2"/>printf("err = ");</text:p>
      <text:p text:style-name="P8"><text:s text:c="2"/>for (i = 0; i &lt; n_type; i++){</text:p>
      <text:p text:style-name="P8"><text:s text:c="4"/>printf("%4.3lf ", err[i]);</text:p>
      <text:p text:style-name="P8"><text:s text:c="2"/>}</text:p>
      <text:p text:style-name="P8"><text:s text:c="2"/>printf("\n");</text:p>
      <text:p text:style-name="P8">}</text:p>
      <text:p text:style-name="P8"/>
      <text:p text:style-name="P8"/>
      <text:p text:style-name="P8">/*--------------------------------------------------</text:p>
      <text:p text:style-name="P8">calc_new_w function</text:p>
      <text:p text:style-name="P8"><text:s/>- update w1 and w2</text:p>
      <text:p text:style-name="P8">--------------------------------------------------*/</text:p>
      <text:p text:style-name="P8">void calc_new_w(double *x1, double *x2, double *y, double *err){</text:p>
      <text:p text:style-name="P8"><text:s text:c="2"/>int i,j;</text:p>
      <text:p text:style-name="P8"><text:s text:c="2"/>double sigmaout[n_type];</text:p>
      <text:p text:style-name="P8"><text:s text:c="2"/>double deltaout[n_type];</text:p>
      <text:p text:style-name="P8"/>
      <text:p text:style-name="P8"><text:s text:c="2"/>//sigmaout</text:p>
      <text:p text:style-name="P8"><text:s text:c="2"/>for (i = 0; i &lt; n_type; i++){</text:p>
      <text:p text:style-name="P8"><text:s text:c="4"/>sigmaout[i] = alpha * y[i] * (1.0 - y[i]);</text:p>
      <text:p text:style-name="P8"><text:s text:c="2"/>}</text:p>
      <text:p text:style-name="P8"><text:s text:c="2"/>//deltaout</text:p>
      <text:p text:style-name="P8"><text:s text:c="2"/>for (i = 0; i &lt; n_type; i++){</text:p>
      <text:p text:style-name="P8"><text:s text:c="4"/>deltaout[i] = err[i] * sigmaout[i];</text:p>
      <text:p text:style-name="P8"><text:s text:c="2"/>}</text:p>
      <text:p text:style-name="P8"/>
      <text:p text:style-name="P8"><text:s text:c="2"/>//w2</text:p>
      <text:p text:style-name="P8"><text:s text:c="2"/>for (j = 0; j &lt; n_type; j++){</text:p>
      <text:p text:style-name="P8"><text:s text:c="4"/>for (i = 0; i &lt; N; i++){</text:p>
      <text:p text:style-name="P8"><text:s text:c="6"/>w2[i][j] -= eta * x2[i] * deltaout[j] + mu * delta_w2[i][j];</text:p>
      <text:p text:style-name="P8">delta_w2[i][j] = eta * x2[i] * deltaout[j] + mu * delta_w2[i][j];</text:p>
      <text:p text:style-name="P8"/>
      <text:p text:style-name="P8"><text:s text:c="4"/>}</text:p>
      <text:p text:style-name="P8"><text:s text:c="2"/>} <text:s/></text:p>
      <text:p text:style-name="P8">}</text:p>
      <text:p text:style-name="P8"/>
      <text:p text:style-name="P8"/>
      <text:p text:style-name="P8"><text:soft-page-break/>/*--------------------------------------------------</text:p>
      <text:p text:style-name="P8">BPalgorithm function</text:p>
      <text:p text:style-name="P8"><text:s/>- operate BPalgorithm </text:p>
      <text:p text:style-name="P8">--------------------------------------------------*/</text:p>
      <text:p text:style-name="P8">void BPalgorithm(char* mark, int n){</text:p>
      <text:p text:style-name="P8"><text:s text:c="2"/>double q[N];</text:p>
      <text:p text:style-name="P8"><text:s text:c="2"/>char name[80];</text:p>
      <text:p text:style-name="P8"><text:s text:c="2"/>double x1[N];</text:p>
      <text:p text:style-name="P8"><text:s text:c="2"/>double x2[N];</text:p>
      <text:p text:style-name="P8"><text:s text:c="2"/>int r;</text:p>
      <text:p text:style-name="P8"><text:s text:c="2"/>double y[n_type];</text:p>
      <text:p text:style-name="P8"><text:s text:c="2"/>double y_ans[n_type] = {0.0, 0.0, 0.0, 0.0, 0.0, 0.0};</text:p>
      <text:p text:style-name="P8"><text:s text:c="2"/>double err[n_type];</text:p>
      <text:p text:style-name="P8"/>
      <text:p text:style-name="P8"><text:s text:c="2"/>switch(*mark){</text:p>
      <text:p text:style-name="P8"><text:s text:c="2"/>case 'A':</text:p>
      <text:p text:style-name="P8"><text:s text:c="4"/>y_ans[0] = 1.0;</text:p>
      <text:p text:style-name="P8"><text:s text:c="4"/>break;</text:p>
      <text:p text:style-name="P8"><text:s text:c="2"/>case 'B':</text:p>
      <text:p text:style-name="P8"><text:s text:c="4"/>y_ans[1] = 1.0;</text:p>
      <text:p text:style-name="P8"><text:s text:c="4"/>break;</text:p>
      <text:p text:style-name="P8"><text:s text:c="2"/>case 'C':</text:p>
      <text:p text:style-name="P8"><text:s text:c="4"/>y_ans[2] = 1.0;</text:p>
      <text:p text:style-name="P8"><text:s text:c="4"/>break;</text:p>
      <text:p text:style-name="P8"><text:s text:c="2"/>case 'D':</text:p>
      <text:p text:style-name="P8"><text:s text:c="4"/>y_ans[3] = 1.0;</text:p>
      <text:p text:style-name="P8"><text:s text:c="4"/>break;</text:p>
      <text:p text:style-name="P8"><text:s text:c="2"/>case 'E':</text:p>
      <text:p text:style-name="P8"><text:s text:c="4"/>y_ans[4] = 1.0;</text:p>
      <text:p text:style-name="P8"><text:s text:c="4"/>break;</text:p>
      <text:p text:style-name="P8"><text:s text:c="2"/>case 'F':</text:p>
      <text:p text:style-name="P8"><text:s text:c="4"/>y_ans[5] = 1.0;</text:p>
      <text:p text:style-name="P8"><text:s text:c="4"/>break;</text:p>
      <text:p text:style-name="P8"><text:s text:c="2"/>default:</text:p>
      <text:p text:style-name="P8"><text:s text:c="4"/>printf("no answer!\n");</text:p>
      <text:p text:style-name="P8"><text:s text:c="4"/>break;</text:p>
      <text:p text:style-name="P8"><text:s text:c="2"/>}</text:p>
      <text:p text:style-name="P8"><text:s text:c="2"/></text:p>
      <text:p text:style-name="P8"><text:s text:c="2"/>sprintf(name,"./images/is%s/%s%d.jpg",mark, mark, n);</text:p>
      <text:p text:style-name="P8"><text:s text:c="2"/>if((r = read_img(q,name)) == 0){</text:p>
      <text:p text:style-name="P8"><text:s text:c="4"/>calc_y(q, x1, x2, y);</text:p>
      <text:p text:style-name="P8"><text:s text:c="4"/>calc_err(y, y_ans, err);</text:p>
      <text:p text:style-name="P8"><text:s text:c="4"/>calc_new_w(x1, x2, y, err);</text:p>
      <text:p text:style-name="P8"><text:s text:c="2"/>}</text:p>
      <text:p text:style-name="P8">}</text:p>
      <text:p text:style-name="P8"/>
      <text:p text:style-name="P8"/>
      <text:p text:style-name="P8">/*--------------------------------------------------</text:p>
      <text:p text:style-name="P8">max_y function</text:p>
      <text:p text:style-name="P8"><text:soft-page-break/><text:s/>- return the address in which the maximum value in y is. </text:p>
      <text:p text:style-name="P8">--------------------------------------------------*/</text:p>
      <text:p text:style-name="P8">int max_y(double *y){</text:p>
      <text:p text:style-name="P8"><text:s text:c="2"/>int i;</text:p>
      <text:p text:style-name="P8"><text:s text:c="2"/>double buf = 0.0;</text:p>
      <text:p text:style-name="P8"><text:s text:c="2"/>int max = 0;</text:p>
      <text:p text:style-name="P8"><text:s text:c="2"/>for (i = 0; i &lt; n_type; i++){</text:p>
      <text:p text:style-name="P8"><text:s text:c="4"/>if(y[i] &gt; buf){</text:p>
      <text:p text:style-name="P8"><text:s text:c="6"/>buf = y[i];</text:p>
      <text:p text:style-name="P8"><text:s text:c="6"/>max = i;</text:p>
      <text:p text:style-name="P8"><text:s text:c="4"/>}</text:p>
      <text:p text:style-name="P8"><text:s text:c="2"/>}</text:p>
      <text:p text:style-name="P8"><text:s text:c="2"/>return max;</text:p>
      <text:p text:style-name="P8">}</text:p>
      <text:p text:style-name="P8"/>
      <text:p text:style-name="P8">/*--------------------------------------------------</text:p>
      <text:p text:style-name="P8">recognize_test function</text:p>
      <text:p text:style-name="P8"><text:s/>- recognize a image of letter and report the result. </text:p>
      <text:p text:style-name="P8">--------------------------------------------------*/</text:p>
      <text:p text:style-name="P8">int recognize_test(char* mark, int n, FILE *fp){</text:p>
      <text:p text:style-name="P8"><text:s text:c="2"/>double q[N];</text:p>
      <text:p text:style-name="P8"><text:s text:c="2"/>char name[80];</text:p>
      <text:p text:style-name="P8"><text:s text:c="2"/>double x1[N];</text:p>
      <text:p text:style-name="P8"><text:s text:c="2"/>double x2[N];</text:p>
      <text:p text:style-name="P8"><text:s text:c="2"/>int r,i;</text:p>
      <text:p text:style-name="P8"><text:s text:c="2"/>double y[n_type];</text:p>
      <text:p text:style-name="P8"><text:s text:c="2"/>double y_ans[n_type] = {0.0, 0.0, 0.0, 0.0, 0.0, 0.0};</text:p>
      <text:p text:style-name="P8"><text:s text:c="2"/>double err[n_type];</text:p>
      <text:p text:style-name="P8"><text:s text:c="2"/>int ans;</text:p>
      <text:p text:style-name="P8"><text:s text:c="2"/></text:p>
      <text:p text:style-name="P8"><text:s text:c="2"/>switch(*mark){</text:p>
      <text:p text:style-name="P8"><text:s text:c="2"/>case 'A':</text:p>
      <text:p text:style-name="P8"><text:s text:c="4"/>y_ans[0] = 1.0;</text:p>
      <text:p text:style-name="P8"><text:s text:c="4"/>ans = 0;</text:p>
      <text:p text:style-name="P8"><text:s text:c="4"/>break;</text:p>
      <text:p text:style-name="P8"><text:s text:c="2"/>case 'B':</text:p>
      <text:p text:style-name="P8"><text:s text:c="4"/>y_ans[1] = 1.0;</text:p>
      <text:p text:style-name="P8"><text:s text:c="4"/>ans = 1;</text:p>
      <text:p text:style-name="P8"><text:s text:c="4"/>break;</text:p>
      <text:p text:style-name="P8"><text:s text:c="2"/>case 'C':</text:p>
      <text:p text:style-name="P8"><text:s text:c="4"/>y_ans[2] = 1.0;</text:p>
      <text:p text:style-name="P8"><text:s text:c="4"/>ans = 2;</text:p>
      <text:p text:style-name="P8"><text:s text:c="4"/>break;</text:p>
      <text:p text:style-name="P8"><text:s text:c="2"/>case 'D':</text:p>
      <text:p text:style-name="P8"><text:s text:c="4"/>y_ans[3] = 1.0;</text:p>
      <text:p text:style-name="P8"><text:s text:c="4"/>ans = 3;</text:p>
      <text:p text:style-name="P8"><text:s text:c="4"/>break;</text:p>
      <text:p text:style-name="P8"><text:s text:c="2"/>case 'E':</text:p>
      <text:p text:style-name="P8"><text:s text:c="4"/>y_ans[4] = 1.0;</text:p>
      <text:p text:style-name="P8"><text:soft-page-break/><text:s text:c="4"/>ans = 4;</text:p>
      <text:p text:style-name="P8"><text:s text:c="4"/>break;</text:p>
      <text:p text:style-name="P8"><text:s text:c="2"/>case 'F':</text:p>
      <text:p text:style-name="P8"><text:s text:c="4"/>y_ans[5] = 1.0;</text:p>
      <text:p text:style-name="P8"><text:s text:c="4"/>ans = 5;</text:p>
      <text:p text:style-name="P8"><text:s text:c="4"/>break;</text:p>
      <text:p text:style-name="P8"><text:s text:c="2"/>default:</text:p>
      <text:p text:style-name="P8"><text:s text:c="4"/>printf("no answer!\n");</text:p>
      <text:p text:style-name="P8"><text:s text:c="4"/>ans = 6;</text:p>
      <text:p text:style-name="P8"><text:s text:c="4"/>break;</text:p>
      <text:p text:style-name="P8"><text:s text:c="2"/>}</text:p>
      <text:p text:style-name="P8"><text:s text:c="2"/></text:p>
      <text:p text:style-name="P8"><text:s text:c="2"/>sprintf(name,"./images/is%s/%s%d.jpg",mark, mark, n);</text:p>
      <text:p text:style-name="P8"><text:s text:c="2"/>if((r = read_img(q,name)) == 0){</text:p>
      <text:p text:style-name="P8"><text:s text:c="4"/>calc_y(q, x1, x2, y);</text:p>
      <text:p text:style-name="P8"><text:s text:c="4"/>calc_err(y, y_ans, err);</text:p>
      <text:p text:style-name="P8"><text:s text:c="4"/>fprintf(fp, "%s%d.jpg <text:s/>y = ", mark, n);</text:p>
      <text:p text:style-name="P8"><text:s text:c="4"/>for (i = 0; i &lt; n_type; i++){</text:p>
      <text:p text:style-name="P8"><text:s text:c="6"/>fprintf(fp, "%4.3lf ", y[i]);</text:p>
      <text:p text:style-name="P8"><text:s text:c="4"/>}</text:p>
      <text:p text:style-name="P8"><text:s text:c="4"/>fprintf(fp, " err = ");</text:p>
      <text:p text:style-name="P8"><text:s text:c="4"/>for (i = 0; i &lt; n_type; i++){</text:p>
      <text:p text:style-name="P8"><text:s text:c="6"/>fprintf(fp, "%4.3lf ", err[i]);</text:p>
      <text:p text:style-name="P8"><text:s text:c="4"/>}</text:p>
      <text:p text:style-name="P8"/>
      <text:p text:style-name="P8"><text:s text:c="4"/>if(ans == max_y(y)){</text:p>
      <text:p text:style-name="P8"><text:s text:c="6"/>fprintf(fp, " correct\n");</text:p>
      <text:p text:style-name="P8"><text:s text:c="6"/>return 1;</text:p>
      <text:p text:style-name="P8"><text:s text:c="4"/>} else {</text:p>
      <text:p text:style-name="P8"><text:s text:c="6"/>fprintf(fp, "error\n");</text:p>
      <text:p text:style-name="P8"><text:s text:c="6"/>return 0;</text:p>
      <text:p text:style-name="P8"><text:s text:c="4"/>}</text:p>
      <text:p text:style-name="P8"><text:s text:c="2"/>}</text:p>
      <text:p text:style-name="P8">}</text:p>
      <text:p text:style-name="P8"/>
      <text:p text:style-name="P8"/>
      <text:p text:style-name="P8">/*--------------------------------------------------</text:p>
      <text:p text:style-name="P8">test_report function</text:p>
      <text:p text:style-name="P8"><text:s/>- test the efficiency of neural network and report the result in a file. </text:p>
      <text:p text:style-name="P8">--------------------------------------------------*/</text:p>
      <text:p text:style-name="P8">void test_report(){</text:p>
      <text:p text:style-name="P8"><text:s text:c="2"/>int n, correct;</text:p>
      <text:p text:style-name="P8"><text:s text:c="2"/>FILE *fp;</text:p>
      <text:p text:style-name="P8"><text:s text:c="2"/>char name[80];</text:p>
      <text:p text:style-name="P8"/>
      <text:p text:style-name="P8"><text:s text:c="2"/>sprintf(name, "./result/d-%d_eta-%4.3lf_mu-%4.3lf_learn-%d.txt", d, eta, mu, num_learn);</text:p>
      <text:p text:style-name="P8"><text:s text:c="2"/>if ((fp = fopen(name, "w")) == NULL){</text:p>
      <text:p text:style-name="P8"><text:s text:c="4"/>printf("result file open error!\n");</text:p>
      <text:p text:style-name="P8"><text:s text:c="4"/>exit(0);</text:p>
      <text:p text:style-name="P8"><text:soft-page-break/><text:s text:c="2"/>}</text:p>
      <text:p text:style-name="P8"><text:s text:c="2"/>fprintf(fp, "d = %d\neta = %4.3lf\nmu = %4.3lf\nnum_learn = %d\n",d,eta,mu,num_learn);</text:p>
      <text:p text:style-name="P8"/>
      <text:p text:style-name="P8"><text:s text:c="2"/>correct = 0;</text:p>
      <text:p text:style-name="P8"><text:s text:c="2"/>Erms = 0;</text:p>
      <text:p text:style-name="P8"><text:s text:c="4"/>for (n = 1; n &lt;= num_image; n++){</text:p>
      <text:p text:style-name="P8"><text:s text:c="6"/>printf("%d image\n",n);</text:p>
      <text:p text:style-name="P8"><text:s text:c="6"/>correct += recognize_test("A",n,fp);</text:p>
      <text:p text:style-name="P8"><text:s text:c="6"/>correct += recognize_test("B",n,fp);</text:p>
      <text:p text:style-name="P8"><text:s text:c="6"/>correct += recognize_test("C",n,fp);</text:p>
      <text:p text:style-name="P8"><text:s text:c="6"/>correct += recognize_test("D",n,fp);</text:p>
      <text:p text:style-name="P8"><text:s text:c="6"/>correct += recognize_test("E",n,fp);</text:p>
      <text:p text:style-name="P8"><text:s text:c="6"/>correct += recognize_test("F",n,fp);</text:p>
      <text:p text:style-name="P8"><text:s text:c="4"/>}</text:p>
      <text:p text:style-name="P8"><text:s text:c="4"/>Erms = sqrt(Erms)/(n_type * num_image * num_learn * n_type);</text:p>
      <text:p text:style-name="P8"><text:s text:c="4"/>fprintf(fp, "Erms = %lf\n", Erms);</text:p>
      <text:p text:style-name="P8"><text:s text:c="4"/>fprintf(fp, "correct answers rate = %d / %d\n", correct, n_type * num_image);</text:p>
      <text:p text:style-name="P8"><text:s text:c="2"/>fclose(fp);</text:p>
      <text:p text:style-name="P8"/>
      <text:p text:style-name="P8"><text:s text:c="4"/>printf("correct answers rate = %d / %d\n", correct, n_type * num_image);</text:p>
      <text:p text:style-name="P8"><text:s text:c="4"/>printf("report finished !\n");</text:p>
      <text:p text:style-name="P8"/>
      <text:p text:style-name="P8">}</text:p>
      <text:p text:style-name="P8"/>
      <text:p text:style-name="P8"/>
      <text:p text:style-name="P8">void main (){</text:p>
      <text:p text:style-name="P8"><text:s text:c="2"/>int l,n;</text:p>
      <text:p text:style-name="P8"><text:s text:c="2"/>double Erms_;</text:p>
      <text:p text:style-name="P8"><text:s text:c="2"/>srand((unsigned)time(NULL));</text:p>
      <text:p text:style-name="P8"/>
      <text:p text:style-name="P8"><text:s text:c="2"/>//initialize</text:p>
      <text:p text:style-name="P8"><text:s text:c="2"/>init_w(); </text:p>
      <text:p text:style-name="P8"/>
      <text:p text:style-name="P8"><text:s text:c="2"/>//learning</text:p>
      <text:p text:style-name="P8"><text:s text:c="2"/>for (l = 0; l &lt; num_learn; l++){</text:p>
      <text:p text:style-name="P8"><text:s text:c="4"/>printf("\n%d learng\n",(l+1));</text:p>
      <text:p text:style-name="P8"><text:s text:c="4"/>for (n = 1; n &lt;= num_image; n++){</text:p>
      <text:p text:style-name="P8"><text:s text:c="6"/>printf("%d image\n",n);</text:p>
      <text:p text:style-name="P8"><text:s text:c="6"/>BPalgorithm("A",n);</text:p>
      <text:p text:style-name="P8"><text:s text:c="6"/>BPalgorithm("B",n);</text:p>
      <text:p text:style-name="P8"><text:s text:c="6"/>BPalgorithm("C",n);</text:p>
      <text:p text:style-name="P8"><text:s text:c="6"/>BPalgorithm("D",n);</text:p>
      <text:p text:style-name="P8"><text:s text:c="6"/>BPalgorithm("E",n);</text:p>
      <text:p text:style-name="P8"><text:s text:c="6"/>BPalgorithm("F",n);</text:p>
      <text:p text:style-name="P8"><text:s text:c="4"/>}</text:p>
      <text:p text:style-name="P8"><text:s text:c="2"/>}</text:p>
      <text:p text:style-name="P8"><text:s text:c="2"/>//test and report <text:s/></text:p>
      <text:p text:style-name="P8"><text:s text:c="2"/>test_report()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kaoPMincho" svg:font-family="TakaoPMincho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kaoPMincho" fo:font-size="12pt" fo:language="en" fo:country="US" style:letter-kerning="true" style:font-name-asian="TakaoPGothic1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kaoPGothic" fo:font-size="14pt" style:font-name-asian="TakaoPGothic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roto </meta:initial-creator>
    <meta:creation-date>2015-01-13T15:33:54</meta:creation-date>
    <dc:date>2015-01-13T16:48:54</dc:date>
    <dc:creator>hiroto </dc:creator>
    <meta:editing-duration>PT57M20S</meta:editing-duration>
    <meta:editing-cycles>10</meta:editing-cycles>
    <meta:generator>LibreOffice/3.5$Linux_X86_64 LibreOffice_project/350m1$Build-2</meta:generator>
    <meta:document-statistic meta:table-count="1" meta:image-count="30" meta:object-count="0" meta:page-count="12" meta:paragraph-count="465" meta:word-count="2410" meta:character-count="13297" meta:non-whitespace-character-count="10890"/>
  </office:meta>
</office:document-meta>
</file>